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1dc80" officeooo:paragraph-rsid="0011dc8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dc80" officeooo:paragraph-rsid="0011dc8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2f4e7" officeooo:paragraph-rsid="0012f4e7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1dc80" officeooo:paragraph-rsid="0011dc80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2f4e7" officeooo:paragraph-rsid="0012f4e7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31ec1" officeooo:paragraph-rsid="00131ec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31ec1" officeooo:paragraph-rsid="00131ec1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66f0e" officeooo:paragraph-rsid="00166f0e" style:font-size-asian="10.5pt" style:font-weight-asian="normal" style:font-size-complex="12pt" style:font-weight-complex="normal"/>
    </style:style>
    <style:style style:name="T1" style:family="text">
      <style:text-properties officeooo:rsid="00129d04"/>
    </style:style>
    <style:style style:name="T2" style:family="text">
      <style:text-properties officeooo:rsid="0012f4e7"/>
    </style:style>
    <style:style style:name="T3" style:family="text">
      <style:text-properties officeooo:rsid="00131ec1"/>
    </style:style>
    <style:style style:name="T4" style:family="text">
      <style:text-properties officeooo:rsid="0014f07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grind Notes</text:p>
      <text:p text:style-name="P2"/>
      <text:list xml:id="list989765723" text:style-name="L1">
        <text:list-item>
          <text:p text:style-name="P4">When you compile using gcc, add the options “-g -Og -<text:span text:style-name="T2">std=gnu99</text:span>” to help valgrind <text:span text:style-name="T1">to exactly tell you where the memory leak is in your code.</text:span></text:p>
        </text:list-item>
      </text:list>
      <text:p text:style-name="P2"/>
      <text:list xml:id="list230345165568637" text:continue-numbering="true" text:style-name="L1">
        <text:list-item>
          <text:p text:style-name="P5">Then run the executable via valgrind as in: “valgrind ./a.out”. <text:span text:style-name="T3">The summary will help you to find the memory leak, and thus be able to free it.</text:span></text:p>
        </text:list-item>
      </text:list>
      <text:p text:style-name="P3"/>
      <text:list xml:id="list230343407516827" text:continue-numbering="true" text:style-name="L1">
        <text:list-item>
          <text:p text:style-name="P6">What you want to see is “<text:span text:style-name="T4">All heap blocks were freed – no leaks are possible”.</text:span></text:p>
        </text:list-item>
      </text:list>
      <text:p text:style-name="P7"/>
      <text:list xml:id="list230343483180572" text:continue-numbering="true" text:style-name="L1">
        <text:list-item>
          <text:p text:style-name="P8">Sometimes when no leaks are possible but errors are found, it might be due to system/library functions being weird to valgri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2:50:28.698228417</meta:creation-date>
    <meta:generator>LibreOffice/6.0.2.1$MacOSX_X86_64 LibreOffice_project/f7f06a8f319e4b62f9bc5095aa112a65d2f3ac89</meta:generator>
    <dc:date>2018-04-30T23:03:41.885427990</dc:date>
    <meta:editing-duration>PT11M42S</meta:editing-duration>
    <meta:editing-cycles>6</meta:editing-cycles>
    <meta:document-statistic meta:table-count="0" meta:image-count="0" meta:object-count="0" meta:page-count="1" meta:paragraph-count="5" meta:word-count="95" meta:character-count="508" meta:non-whitespace-character-count="421"/>
  </office:meta>
</office:document-meta>
</file>